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sans-serif" svg:font-family="sans-serif"/>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Roboto" svg:font-family="Roboto"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re Franklin Black" svg:font-family="'Libre Franklin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style style:name="P5"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text-align="start" style:justify-single-word="false"/>
      <style:text-properties fo:color="#403f53" loext:opacity="100%" style:font-name="Roboto" fo:font-size="10pt" fo:font-weight="normal" officeooo:paragraph-rsid="001b956a" fo:background-color="#fbfbfb" style:font-size-asian="10pt" style:font-size-complex="10pt"/>
    </style:style>
    <style:style style:name="P7" style:family="paragraph" style:parent-style-name="Standard">
      <style:paragraph-properties style:line-height-at-least="0.503cm"/>
      <style:text-properties fo:color="#403f53" loext:opacity="100%" style:font-name="Roboto" fo:font-size="10pt" fo:font-weight="normal" fo:background-color="#fbfbfb" style:font-size-asian="10pt" style:font-size-complex="10pt"/>
    </style:style>
    <style:style style:name="P8" style:family="paragraph" style:parent-style-name="Standard">
      <style:paragraph-properties style:line-height-at-least="0.503cm"/>
      <style:text-properties fo:color="#403f53" loext:opacity="100%" style:font-name="Roboto" fo:font-size="10pt" fo:font-weight="normal" officeooo:paragraph-rsid="00242a61" fo:background-color="#fbfbfb" style:font-size-asian="10pt" style:font-size-complex="10pt"/>
    </style:style>
    <style:style style:name="P9" style:family="paragraph" style:parent-style-name="Standard">
      <style:paragraph-properties style:line-height-at-least="0.503cm"/>
      <style:text-properties fo:color="#403f53" loext:opacity="100%" style:font-name="Roboto" fo:font-size="10pt" fo:background-color="#fbfbfb" style:font-size-asian="10pt" style:font-size-complex="10pt"/>
    </style:style>
    <style:style style:name="P10" style:family="paragraph" style:parent-style-name="Standard">
      <style:paragraph-properties style:line-height-at-least="0.503cm"/>
      <style:text-properties style:font-name="Roboto" fo:font-size="10pt" style:font-size-asian="10pt" style:font-size-complex="10pt"/>
    </style:style>
    <style:style style:name="P11" style:family="paragraph" style:parent-style-name="Standard">
      <style:paragraph-properties style:line-height-at-least="0.503cm"/>
      <style:text-properties style:font-name="Roboto" fo:font-size="10pt" fo:font-weight="bold" officeooo:rsid="00242a61" officeooo:paragraph-rsid="00242a61" style:font-size-asian="10pt" style:font-size-complex="10pt"/>
    </style:style>
    <style:style style:name="P12" style:family="paragraph" style:parent-style-name="Standard">
      <style:paragraph-properties style:line-height-at-least="0.503cm"/>
      <style:text-properties fo:color="#994cc3" loext:opacity="100%" style:font-name="Roboto" fo:font-size="10pt" fo:font-weight="normal" fo:background-color="#fbfbfb" style:font-size-asian="10pt" style:font-size-complex="10pt"/>
    </style:style>
    <style:style style:name="P13" style:family="paragraph" style:parent-style-name="Standard">
      <style:paragraph-properties fo:margin-top="0cm" fo:margin-bottom="0.499cm" style:contextual-spacing="false" style:line-height-at-least="0.503cm"/>
      <style:text-properties style:font-name="Roboto" fo:font-size="10pt" style:font-size-asian="10pt" style:font-size-complex="10pt"/>
    </style:style>
    <style:style style:name="P14" style:family="paragraph" style:parent-style-name="Text_20_body">
      <style:paragraph-properties fo:text-align="start" style:justify-single-word="false"/>
      <style:text-properties style:font-name="Roboto" fo:font-size="10pt" officeooo:paragraph-rsid="001b956a" style:font-size-asian="10pt" style:font-size-complex="10pt"/>
    </style:style>
    <style:style style:name="P15" style:family="paragraph" style:parent-style-name="normal">
      <style:paragraph-properties fo:text-align="start" style:justify-single-word="false"/>
      <style:text-properties style:font-name="Roboto" fo:font-size="10pt" fo:font-weight="bold" officeooo:rsid="001b956a" officeooo:paragraph-rsid="001b956a" style:font-size-asian="10pt" style:font-weight-asian="bold" style:font-size-complex="10pt" style:font-weight-complex="bold"/>
    </style:style>
    <style:style style:name="P16" style:family="paragraph" style:parent-style-name="normal">
      <style:paragraph-properties fo:text-align="start" style:justify-single-word="false"/>
      <style:text-properties style:font-name="Roboto" fo:font-size="10pt" fo:font-weight="bold" officeooo:rsid="001b956a" officeooo:paragraph-rsid="0028dd3d" style:font-size-asian="10pt" style:font-weight-asian="bold" style:font-size-complex="10pt" style:font-weight-complex="bold"/>
    </style:style>
    <style:style style:name="P17" style:family="paragraph" style:parent-style-name="normal">
      <style:paragraph-properties fo:text-align="start" style:justify-single-word="false"/>
      <style:text-properties style:font-name="Roboto" fo:font-size="10pt" fo:font-weight="bold" officeooo:rsid="00213312" officeooo:paragraph-rsid="00213312" style:font-size-asian="10pt" style:font-weight-asian="bold" style:font-size-complex="10pt" style:font-weight-complex="bold"/>
    </style:style>
    <style:style style:name="P18" style:family="paragraph" style:parent-style-name="normal">
      <style:paragraph-properties fo:text-align="start" style:justify-single-word="false"/>
      <style:text-properties style:font-name="Roboto" fo:font-size="10pt" fo:font-weight="bold" officeooo:paragraph-rsid="001d8d2a" style:font-size-asian="10pt" style:font-size-complex="10pt"/>
    </style:style>
    <style:style style:name="P19" style:family="paragraph" style:parent-style-name="normal">
      <style:paragraph-properties fo:text-align="start" style:justify-single-word="false"/>
      <style:text-properties style:font-name="Roboto" fo:font-size="10pt" fo:font-weight="normal" officeooo:rsid="001b956a" officeooo:paragraph-rsid="001b956a" style:font-size-asian="10pt" style:font-weight-asian="normal" style:font-size-complex="10pt" style:font-weight-complex="normal"/>
    </style:style>
    <style:style style:name="P20" style:family="paragraph" style:parent-style-name="normal">
      <style:paragraph-properties fo:text-align="start" style:justify-single-word="false"/>
      <style:text-properties style:font-name="Roboto" fo:font-size="10pt" fo:font-weight="normal" officeooo:rsid="001b956a" officeooo:paragraph-rsid="001d8d2a" style:font-size-asian="10pt" style:font-weight-asian="normal" style:font-size-complex="10pt" style:font-weight-complex="normal"/>
    </style:style>
    <style:style style:name="P21" style:family="paragraph" style:parent-style-name="normal">
      <style:paragraph-properties fo:text-align="start" style:justify-single-word="false"/>
      <style:text-properties style:font-name="Roboto" fo:font-size="10pt" fo:font-weight="normal" officeooo:rsid="001d8d2a" officeooo:paragraph-rsid="001d8d2a" style:font-size-asian="10pt" style:font-weight-asian="normal" style:font-size-complex="10pt" style:font-weight-complex="normal"/>
    </style:style>
    <style:style style:name="P22" style:family="paragraph" style:parent-style-name="normal" style:master-page-name="Standard">
      <style:paragraph-properties fo:text-align="start" style:justify-single-word="false" style:page-number="25" fo:break-before="auto" fo:break-after="auto"/>
      <style:text-properties style:font-name="Roboto" fo:font-size="10pt" fo:font-weight="bold" officeooo:rsid="001b956a" officeooo:paragraph-rsid="001b956a" style:font-size-asian="10pt" style:font-weight-asian="bold" style:font-size-complex="10pt" style:font-weight-complex="bold"/>
    </style:style>
    <style:style style:name="T1" style:family="text">
      <style:text-properties fo:font-variant="normal" fo:text-transform="none" fo:color="#000000" loext:opacity="100%" fo:letter-spacing="normal" fo:font-style="normal" fo:font-weight="normal" style:font-name-asian="Times New Roman1" style:font-weight-asian="normal" style:font-name-complex="Times New Roman1" style:font-weight-complex="normal"/>
    </style:style>
    <style:style style:name="T2" style:family="text">
      <style:text-properties fo:font-variant="normal" fo:text-transform="none" fo:color="#000000" loext:opacity="100%" fo:letter-spacing="normal" fo:font-style="normal" style:font-name-asian="Times New Roman1" style:font-name-complex="Times New Roman1"/>
    </style:style>
    <style:style style:name="T3" style:family="text">
      <style:text-properties fo:font-variant="normal" fo:text-transform="none" fo:color="#000000" loext:opacity="100%" fo:letter-spacing="normal" fo:font-style="normal" officeooo:rsid="001ab99d" style:font-name-asian="Times New Roman1" style:font-name-complex="Times New Roman1"/>
    </style:style>
    <style:style style:name="T4" style:family="text">
      <style:text-properties fo:font-variant="normal" fo:text-transform="none" fo:color="#000000" loext:opacity="100%" fo:letter-spacing="normal" fo:font-style="normal" officeooo:rsid="001f8584" style:font-name-asian="Times New Roman1" style:font-name-complex="Times New Roman1"/>
    </style:style>
    <style:style style:name="T5" style:family="text">
      <style:text-properties fo:font-variant="normal" fo:text-transform="none" fo:color="#000000" loext:opacity="100%" fo:letter-spacing="normal" fo:font-style="normal" officeooo:rsid="00216c9c" style:font-name-asian="Times New Roman1" style:font-name-complex="Times New Roman1"/>
    </style:style>
    <style:style style:name="T6" style:family="text">
      <style:text-properties fo:font-variant="normal" fo:text-transform="none" fo:color="#000000" loext:opacity="100%" fo:letter-spacing="normal" fo:font-style="normal" officeooo:rsid="00242a61" style:font-name-asian="Times New Roman1" style:font-name-complex="Times New Roman1"/>
    </style:style>
    <style:style style:name="T7" style:family="text">
      <style:text-properties fo:font-variant="normal" fo:text-transform="none" fo:color="#000000" loext:opacity="100%" fo:letter-spacing="normal" fo:font-style="normal" officeooo:rsid="0024f651" style:font-name-asian="Times New Roman1" style:font-name-complex="Times New Roman1"/>
    </style:style>
    <style:style style:name="T8" style:family="text">
      <style:text-properties fo:font-variant="normal" fo:text-transform="none" fo:color="#000000" loext:opacity="100%" fo:letter-spacing="normal" fo:font-style="normal" officeooo:rsid="0026c43a" style:font-name-asian="Times New Roman1" style:font-name-complex="Times New Roman1"/>
    </style:style>
    <style:style style:name="T9" style:family="text">
      <style:text-properties fo:font-variant="normal" fo:text-transform="none" fo:color="#000000" loext:opacity="100%" fo:letter-spacing="normal" fo:font-style="normal" officeooo:rsid="0028b894" style:font-name-asian="Times New Roman1" style:font-name-complex="Times New Roman1"/>
    </style:style>
    <style:style style:name="T10" style:family="text">
      <style:text-properties fo:font-variant="normal" fo:text-transform="none" fo:color="#000000" loext:opacity="100%" fo:letter-spacing="normal" fo:font-style="normal" officeooo:rsid="0028dd3d" style:font-name-asian="Times New Roman1" style:font-name-complex="Times New Roman1"/>
    </style:style>
    <style:style style:name="T11" style:family="text">
      <style:text-properties fo:font-variant="normal" fo:text-transform="none" fo:color="#000000" loext:opacity="100%" fo:letter-spacing="normal" fo:font-style="normal" officeooo:rsid="002a3093" style:font-name-asian="Times New Roman1" style:font-name-complex="Times New Roman1"/>
    </style:style>
    <style:style style:name="T12" style:family="text">
      <style:text-properties fo:font-variant="normal" fo:text-transform="none" fo:color="#000000" loext:opacity="100%"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13" style:family="text">
      <style:text-properties fo:font-variant="normal" fo:text-transform="none" fo:color="#000000" loext:opacity="100%" style:font-name="Times New Roman" fo:font-size="12pt" fo:letter-spacing="normal" fo:font-style="normal" style:font-name-asian="Times New Roman1" style:font-size-asian="12pt" style:font-name-complex="Times New Roman1" style:font-size-complex="12pt"/>
    </style:style>
    <style:style style:name="T14" style:family="text">
      <style:text-properties fo:font-variant="normal" fo:text-transform="none" fo:color="#000000" loext:opacity="100%"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15" style:family="text">
      <style:text-properties fo:font-weight="normal"/>
    </style:style>
    <style:style style:name="T16" style:family="text">
      <style:text-properties fo:color="#994cc3" loext:opacity="100%"/>
    </style:style>
    <style:style style:name="T17" style:family="text">
      <style:text-properties fo:color="#994cc3" loext:opacity="100%" fo:font-style="italic"/>
    </style:style>
    <style:style style:name="T18" style:family="text">
      <style:text-properties fo:color="#994cc3" loext:opacity="100%" fo:font-style="italic" fo:font-weight="normal"/>
    </style:style>
    <style:style style:name="T19" style:family="text">
      <style:text-properties fo:color="#994cc3" loext:opacity="100%" style:font-name="Consolas" fo:font-size="10.5pt" fo:font-style="italic" fo:font-weight="normal"/>
    </style:style>
    <style:style style:name="T20" style:family="text">
      <style:text-properties fo:color="#994cc3" loext:opacity="100%" fo:font-size="10.5pt" fo:font-style="italic" fo:font-weight="normal"/>
    </style:style>
    <style:style style:name="T21" style:family="text">
      <style:text-properties fo:color="#0c969b" loext:opacity="100%"/>
    </style:style>
    <style:style style:name="T22" style:family="text">
      <style:text-properties fo:color="#0c969b" loext:opacity="100%" style:font-name="Consolas" fo:font-size="10.5pt" fo:font-weight="normal"/>
    </style:style>
    <style:style style:name="T23" style:family="text">
      <style:text-properties fo:color="#0c969b" loext:opacity="100%" fo:font-size="10.5pt" fo:font-weight="normal"/>
    </style:style>
    <style:style style:name="T24" style:family="text">
      <style:text-properties fo:color="#0c969b" loext:opacity="100%" fo:font-weight="normal"/>
    </style:style>
    <style:style style:name="T25" style:family="text">
      <style:text-properties fo:color="#4876d6" loext:opacity="100%"/>
    </style:style>
    <style:style style:name="T26" style:family="text">
      <style:text-properties fo:color="#4876d6" loext:opacity="100%" fo:font-style="italic"/>
    </style:style>
    <style:style style:name="T27" style:family="text">
      <style:text-properties fo:color="#4876d6" loext:opacity="100%" fo:font-style="italic" fo:font-weight="normal"/>
    </style:style>
    <style:style style:name="T28" style:family="text">
      <style:text-properties fo:color="#4876d6" loext:opacity="100%" style:font-name="Consolas" fo:font-size="10.5pt" fo:font-style="italic" fo:font-weight="normal"/>
    </style:style>
    <style:style style:name="T29" style:family="text">
      <style:text-properties fo:color="#4876d6" loext:opacity="100%" style:font-name="Consolas" fo:font-size="10.5pt" fo:font-weight="normal"/>
    </style:style>
    <style:style style:name="T30" style:family="text">
      <style:text-properties fo:color="#4876d6" loext:opacity="100%" fo:font-size="10.5pt" fo:font-style="italic" fo:font-weight="normal"/>
    </style:style>
    <style:style style:name="T31" style:family="text">
      <style:text-properties fo:color="#4876d6" loext:opacity="100%" fo:font-size="10.5pt" fo:font-weight="normal"/>
    </style:style>
    <style:style style:name="T32" style:family="text">
      <style:text-properties fo:color="#4876d6" loext:opacity="100%" fo:font-weight="normal"/>
    </style:style>
    <style:style style:name="T33" style:family="text">
      <style:text-properties fo:color="#111111" loext:opacity="100%"/>
    </style:style>
    <style:style style:name="T34" style:family="text">
      <style:text-properties fo:color="#111111" loext:opacity="100%" style:font-name="Consolas" fo:font-size="10.5pt" fo:font-weight="normal"/>
    </style:style>
    <style:style style:name="T35" style:family="text">
      <style:text-properties fo:color="#111111" loext:opacity="100%" fo:font-size="10.5pt" fo:font-weight="normal"/>
    </style:style>
    <style:style style:name="T36" style:family="text">
      <style:text-properties fo:color="#111111" loext:opacity="100%" fo:font-weight="normal"/>
    </style:style>
    <style:style style:name="T37" style:family="text">
      <style:text-properties fo:color="#c96765" loext:opacity="100%"/>
    </style:style>
    <style:style style:name="T38" style:family="text">
      <style:text-properties fo:color="#c96765" loext:opacity="100%" style:font-name="Consolas" fo:font-size="10.5pt" fo:font-weight="normal"/>
    </style:style>
    <style:style style:name="T39" style:family="text">
      <style:text-properties fo:color="#c96765" loext:opacity="100%" fo:font-size="10.5pt" fo:font-weight="normal"/>
    </style:style>
    <style:style style:name="T40" style:family="text">
      <style:text-properties fo:color="#c96765" loext:opacity="100%" fo:font-weight="normal"/>
    </style:style>
    <style:style style:name="T41" style:family="text">
      <style:text-properties fo:color="#aa0982" loext:opacity="100%"/>
    </style:style>
    <style:style style:name="T42" style:family="text">
      <style:text-properties fo:color="#aa0982" loext:opacity="100%" style:font-name="Consolas" fo:font-size="10.5pt" fo:font-weight="normal"/>
    </style:style>
    <style:style style:name="T43" style:family="text">
      <style:text-properties fo:color="#aa0982" loext:opacity="100%" fo:font-size="10.5pt" fo:font-weight="normal"/>
    </style:style>
    <style:style style:name="T44" style:family="text">
      <style:text-properties fo:color="#aa0982" loext:opacity="100%" fo:font-weight="normal"/>
    </style:style>
    <style:style style:name="T45" style:family="text">
      <style:text-properties style:font-name="Consolas" fo:font-size="10.5pt" fo:font-weight="normal"/>
    </style:style>
    <style:style style:name="T46" style:family="text">
      <style:text-properties fo:font-size="10.5pt" fo:font-weight="normal"/>
    </style:style>
    <style:style style:name="T47" style:family="text">
      <style:text-properties fo:color="#5ca7e4" loext:opacity="100%"/>
    </style:style>
    <style:style style:name="T48" style:family="text">
      <style:text-properties fo:color="#939dbb" loext:opacity="100%"/>
    </style:style>
    <style:style style:name="T49" style:family="text">
      <style:text-properties fo:color="#939dbb" loext:opacity="100%" style:font-name="Consolas" fo:font-size="10.5pt" fo:font-weight="normal"/>
    </style:style>
    <style:style style:name="T50" style:family="text">
      <style:text-properties fo:color="#939dbb" loext:opacity="100%" style:font-name="Consolas" fo:font-size="10.5pt" fo:font-style="italic" fo:font-weight="normal"/>
    </style:style>
    <style:style style:name="T51" style:family="text">
      <style:text-properties fo:color="#939dbb" loext:opacity="100%" fo:font-size="10.5pt" fo:font-weight="normal"/>
    </style:style>
    <style:style style:name="T52" style:family="text">
      <style:text-properties fo:color="#939dbb" loext:opacity="100%" fo:font-size="10.5pt" fo:font-style="italic" fo:font-weight="normal"/>
    </style:style>
    <style:style style:name="T53" style:family="text">
      <style:text-properties fo:color="#939dbb" loext:opacity="100%" fo:font-weight="normal"/>
    </style:style>
    <style:style style:name="T54" style:family="text">
      <style:text-properties fo:color="#939dbb" loext:opacity="100%" fo:font-style="italic" fo:font-weight="normal"/>
    </style:style>
    <style:style style:name="T55" style:family="text">
      <style:text-properties style:font-weight-asian="bold" style:font-weight-complex="bold"/>
    </style:style>
    <style:style style:name="T56" style:family="text">
      <style:text-properties officeooo:rsid="001d8d2a" style:font-weight-asian="bold" style:font-weight-complex="bold"/>
    </style:style>
    <style:style style:name="T57" style:family="text">
      <style:text-properties officeooo:rsid="00213312"/>
    </style:style>
    <style:style style:name="T58" style:family="text">
      <style:text-properties officeooo:rsid="00242a61"/>
    </style:style>
    <style:style style:name="T59" style:family="text">
      <style:text-properties officeooo:rsid="0024f651"/>
    </style:style>
    <style:style style:name="T60" style:family="text">
      <style:text-properties officeooo:rsid="0026c43a"/>
    </style:style>
    <style:style style:name="T61" style:family="text">
      <style:text-properties officeooo:rsid="0028b8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3">E</text:span><text:span text:style-name="T2">xperiment No: </text:span><text:span text:style-name="T11">8</text:span></text:p>
      <text:p text:style-name="P17"><text:span text:style-name="T6">S</text:span><text:span text:style-name="T9">emantic</text:span><text:span text:style-name="T2"> Analyzer</text:span></text:p>
      <text:p text:style-name="P16"><text:span text:style-name="T2">Aim: </text:span><text:span text:style-name="T1">Write a YACC program to implement semantic analyzer. <text:s text:c="2"/></text:span></text:p>
      <text:p text:style-name="P15"><text:span text:style-name="T2">Theory: </text:span></text:p>
      <text:p text:style-name="P14"><text:span text:style-name="T2">Semantic Analysis is the third phase of Compiler. Semantic Analysis makes sure that declarations and statements of program are semantically correct. It is a collection of procedures which is called by parser as and when required by grammar. Both syntax tree of previous phase and symbol table are used to check the consistency of the given code. Type checking is an important part of semantic analysis where compiler makes sure that each operator has matching operands.</text:span></text:p>
      <text:p text:style-name="P19"><text:span text:style-name="T2"/></text:p>
      <text:p text:style-name="P15"><text:span text:style-name="T4">Lex </text:span><text:span text:style-name="T2">Program: </text:span></text:p>
      <text:p text:style-name="P6">%{</text:p>
      <text:p text:style-name="P7"><text:span text:style-name="T16">#</text:span><text:span text:style-name="T17">include</text:span> <text:span text:style-name="T33">"</text:span><text:span text:style-name="T37">y.tab.h</text:span><text:span text:style-name="T33">"</text:span></text:p>
      <text:p text:style-name="P7"><text:span text:style-name="T16">void</text:span> <text:span text:style-name="T26">yyerror</text:span>(<text:span text:style-name="T16">char</text:span><text:span text:style-name="T21">*</text:span>);</text:p>
      <text:p text:style-name="P7">%}</text:p>
      <text:p text:style-name="P10"/>
      <text:p text:style-name="P7"><text:span text:style-name="T26">alpha</text:span> [a-zA-Z_]</text:p>
      <text:p text:style-name="P7"><text:span text:style-name="T26">digit</text:span> [0-9]</text:p>
      <text:p text:style-name="P10"/>
      <text:p text:style-name="P7">%%</text:p>
      <text:p text:style-name="P7"><text:span text:style-name="T25">{digit}</text:span><text:span text:style-name="T21">+</text:span> { yylval = <text:span text:style-name="T26">strtol</text:span><text:span text:style-name="T25">(yytext, NULL, 10)</text:span>; return NUM; }</text:p>
      <text:p text:style-name="P7"><text:span text:style-name="T25">[+-,;</text:span><text:span text:style-name="T41">\n</text:span><text:span text:style-name="T25">]</text:span> { return *yytext; }</text:p>
      <text:p text:style-name="P7"><text:span text:style-name="T25">[ </text:span><text:span text:style-name="T41">\t</text:span><text:span text:style-name="T25">]</text:span> { ; }</text:p>
      <text:p text:style-name="P7"><text:span text:style-name="T47">.</text:span> { <text:span text:style-name="T26">yyerror</text:span><text:span text:style-name="T25">("invalid character")</text:span>; <text:span text:style-name="T26">exit</text:span><text:span text:style-name="T25">(0)</text:span>; }</text:p>
      <text:p text:style-name="P7">%%</text:p>
      <text:p text:style-name="P10"/>
      <text:p text:style-name="P7"><text:span text:style-name="T16">int</text:span> <text:span text:style-name="T26">yywrap</text:span>(<text:span text:style-name="T16">void</text:span>)</text:p>
      <text:p text:style-name="P7">{ return 1; }</text:p>
      <text:p text:style-name="P6"/>
      <text:p text:style-name="P6"/>
      <text:p text:style-name="P11"><text:span text:style-name="T56">Y</text:span><text:span text:style-name="T55">acc Program:</text:span></text:p>
      <text:p text:style-name="P8"><text:span text:style-name="T55">%{</text:span></text:p>
      <text:p text:style-name="P7"><text:span text:style-name="T16">#</text:span><text:span text:style-name="T17">include</text:span><text:span text:style-name="T33">&lt;</text:span><text:span text:style-name="T37">stdlib.h</text:span><text:span text:style-name="T33">&gt;</text:span></text:p>
      <text:p text:style-name="P7"><text:span text:style-name="T16">#</text:span><text:span text:style-name="T17">include</text:span><text:span text:style-name="T33">&lt;</text:span><text:span text:style-name="T37">stdio.h</text:span><text:span text:style-name="T33">&gt;</text:span></text:p>
      <text:p text:style-name="P7"><text:span text:style-name="T16">int</text:span> <text:span text:style-name="T26">yylex</text:span>(<text:span text:style-name="T16">void</text:span>);</text:p>
      <text:p text:style-name="P7"><text:span text:style-name="T16">void</text:span> <text:span text:style-name="T26">yyerror</text:span>(<text:span text:style-name="T16">char</text:span><text:span text:style-name="T17">*</text:span>);</text:p>
      <text:p text:style-name="P7">%}</text:p>
      <text:p text:style-name="P10"/>
      <text:p text:style-name="P7"><text:span text:style-name="T16">%token</text:span> NUM</text:p>
      <text:p text:style-name="P10"/>
      <text:p text:style-name="P7">%%</text:p>
      <text:p text:style-name="P7"><text:span text:style-name="T21">program</text:span>:</text:p>
      <text:p text:style-name="P9"><text:soft-page-break/>        <text:span text:style-name="T15">program STATEMENT  </text:span></text:p>
      <text:p text:style-name="P9">        <text:span text:style-name="T15">|</text:span></text:p>
      <text:p text:style-name="P9">        <text:span text:style-name="T15">;</text:span></text:p>
      <text:p text:style-name="P7"><text:span text:style-name="T21">STATEMENT</text:span>: </text:p>
      <text:p text:style-name="P9">        <text:span text:style-name="T15">E </text:span><text:span text:style-name="T36">'</text:span><text:span text:style-name="T44">\n</text:span><text:span text:style-name="T36">'</text:span><text:span text:style-name="T15"> { </text:span><text:span text:style-name="T27">printf</text:span><text:span text:style-name="T15">(</text:span><text:span text:style-name="T36">"</text:span><text:span text:style-name="T40"> Value of Expression is = </text:span><text:span text:style-name="T32">%d</text:span><text:span text:style-name="T40"> </text:span><text:span text:style-name="T44">\n</text:span><text:span text:style-name="T36">"</text:span><text:span text:style-name="T15">,$</text:span><text:span text:style-name="T44">1</text:span><text:span text:style-name="T15">); }</text:span></text:p>
      <text:p text:style-name="P9">        <text:span text:style-name="T15">;</text:span></text:p>
      <text:p text:style-name="P7">E : </text:p>
      <text:p text:style-name="P9">        <text:span text:style-name="T15">E '+' E { $$=$1 + $3; }</text:span></text:p>
      <text:p text:style-name="P9">        <text:span text:style-name="T15">| E '-' E { $$=$1 - $3; }</text:span></text:p>
      <text:p text:style-name="P9">        <text:span text:style-name="T15">| NUM { $$=$1; }</text:span></text:p>
      <text:p text:style-name="P9">        <text:span text:style-name="T15">;</text:span></text:p>
      <text:p text:style-name="P12">%%</text:p>
      <text:p text:style-name="P10"/>
      <text:p text:style-name="P7"><text:span text:style-name="T16">void</text:span> <text:span text:style-name="T26">yyerror</text:span>(<text:span text:style-name="T16">char</text:span><text:span text:style-name="T17">*</text:span> s)</text:p>
      <text:p text:style-name="P7">{</text:p>
      <text:p text:style-name="P7"><text:span text:style-name="T26">fprintf</text:span>(stderr,<text:span text:style-name="T33">"</text:span><text:span text:style-name="T25">%s</text:span><text:span text:style-name="T33">"</text:span>,s);</text:p>
      <text:p text:style-name="P7">}</text:p>
      <text:p text:style-name="P7"><text:span text:style-name="T16">int</text:span> <text:span text:style-name="T26">main</text:span>()</text:p>
      <text:p text:style-name="P7">{</text:p>
      <text:p text:style-name="P7"><text:span text:style-name="T26">yyparse</text:span>();</text:p>
      <text:p text:style-name="P7"><text:span text:style-name="T17">return</text:span> <text:span text:style-name="T41">0</text:span>;</text:p>
      <text:p text:style-name="P7">}</text:p>
      <text:p text:style-name="P8"><text:span text:style-name="T55"/></text:p>
      <text:p text:style-name="P8"><text:span text:style-name="T55"/></text:p>
      <text:p text:style-name="P7"/>
      <text:p text:style-name="P8"><text:span text:style-name="T55"/></text:p>
      <text:p text:style-name="P11"><text:span text:style-name="T55"/></text:p>
      <text:p text:style-name="P18"><text:span text:style-name="T56">Conclusion: </text:span></text:p>
      <text:p text:style-name="P21">The <text:span text:style-name="T58">yacc</text:span> program to <text:span text:style-name="T61">implement semantic analyzer</text:span><text:span text:style-name="T58"> </text:span>has been successfully executed.<text:tab/></text:p>
      <text:p text:style-name="P20"><text:span text:style-name="T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sans-serif" svg:font-family="sans-serif"/>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Roboto" svg:font-family="Roboto"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re Franklin Black" svg:font-family="'Libre Franklin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3.8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text:bullet-char="•">
        <style:list-level-properties text:list-level-position-and-space-mode="label-alignment">
          <style:list-level-label-alignment text:label-followed-by="listtab" fo:text-indent="-0.637cm" fo:margin-left="14.87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5.06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5.19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4.23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4.6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text:bullet-char="•">
        <style:list-level-properties text:list-level-position-and-space-mode="label-alignment">
          <style:list-level-label-alignment text:label-followed-by="listtab" fo:text-indent="-0.432cm" fo:margin-left="15.02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style:master-page style:name="Converted2" style:page-layout-name="Mpm2"/>
    <style:master-page style:name="Converted3" style:page-layout-name="Mpm2"/>
    <style:master-page style:name="Converted4" style:page-layout-name="Mpm3"/>
    <style:master-page style:name="Converted5" style:page-layout-name="Mpm3"/>
    <style:master-page style:name="Converted6" style:page-layout-name="Mpm3"/>
    <style:master-page style:name="Converted7" style:page-layout-name="Mpm2"/>
    <style:master-page style:name="Converted8" style:page-layout-name="Mpm3"/>
    <style:master-page style:name="Converted9"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4T11:23:09.745000000</dc:date>
    <meta:editing-duration>PT2H5M9S</meta:editing-duration>
    <meta:editing-cycles>35</meta:editing-cycles>
    <meta:generator>LibreOffice/7.1.4.2$Windows_X86_64 LibreOffice_project/a529a4fab45b75fefc5b6226684193eb000654f6</meta:generator>
    <meta:document-statistic meta:table-count="0" meta:image-count="0" meta:object-count="0" meta:page-count="2" meta:paragraph-count="56" meta:word-count="237" meta:character-count="1464" meta:non-whitespace-character-count="1200"/>
  </office:meta>
</office:document-meta>
</file>